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Default">
      <style:paragraph-properties fo:text-align="start" style:justify-single-word="false"/>
      <style:text-properties fo:font-size="18pt" officeooo:paragraph-rsid="00105f4f" style:font-size-asian="15.75pt" style:font-size-complex="18pt"/>
    </style:style>
    <style:style style:name="P2" style:family="paragraph" style:parent-style-name="Default" style:list-style-name="L1">
      <style:paragraph-properties fo:text-align="start" style:justify-single-word="false"/>
      <style:text-properties fo:font-size="18pt" officeooo:paragraph-rsid="00105f4f" style:font-size-asian="15.75pt" style:font-size-complex="18pt"/>
    </style:style>
    <style:style style:name="P3" style:family="paragraph" style:parent-style-name="Default" style:list-style-name="L2">
      <style:paragraph-properties fo:text-align="start" style:justify-single-word="false"/>
      <style:text-properties fo:font-size="18pt" officeooo:paragraph-rsid="00105f4f" style:font-size-asian="15.75pt" style:font-size-complex="18pt"/>
    </style:style>
    <style:style style:name="P4" style:family="paragraph" style:parent-style-name="Default">
      <style:paragraph-properties fo:text-align="start" style:justify-single-word="false"/>
      <style:text-properties fo:font-size="18pt" fo:font-weight="bold" officeooo:paragraph-rsid="00105f4f" style:font-size-asian="15.75pt" style:font-weight-asian="bold" style:font-size-complex="18pt" style:font-weight-complex="bold"/>
    </style:style>
    <style:style style:name="P5" style:family="paragraph" style:parent-style-name="Footnote">
      <style:text-properties officeooo:rsid="00105f4f" officeooo:paragraph-rsid="00105f4f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paragraph-rsid="00105f4f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paragraph-rsid="00105f4f" style:font-size-asian="15.75pt" style:font-weight-asian="bold" style:font-size-complex="18pt" style:font-weight-complex="bold"/>
    </style:style>
    <style:style style:name="T1" style:family="text">
      <style:text-properties officeooo:rsid="00105f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 fo:font-size="30pt"/>
    </style:style>
    <style:style style:name="T4" style:family="text">
      <style:text-properties style:font-name="sans-serif" fo:font-size="30pt" officeooo:rsid="00105f4f"/>
    </style:style>
    <style:style style:name="T5" style:family="text">
      <style:text-properties style:font-name="sans-serif" fo:font-size="30pt" fo:font-weight="bold" officeooo:rsid="00105f4f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intomas da dengue clássica</text:span> </text:p>
      <text:list xml:id="list3203231601" text:style-name="L2">
        <text:list-item>
          <text:p text:style-name="P3"><text:s/>Febre alta com início súbito;</text:p>
        </text:list-item>
        <text:list-item>
          <text:p text:style-name="P3"><text:s/>Forte dor de cabeça; </text:p>
        </text:list-item>
        <text:list-item>
          <text:p text:style-name="P3"><text:s/>Dor atrás dos olhos; </text:p>
        </text:list-item>
        <text:list-item>
          <text:p text:style-name="P3"><text:s/>Perda do paladar e apetite; </text:p>
        </text:list-item>
        <text:list-item>
          <text:p text:style-name="P3"><text:s/>Náuseas e vômitos.</text:p>
        </text:list-item>
      </text:list>
      <text:p text:style-name="P1"><text:s/></text:p>
      <text:p text:style-name="P4"><text:span text:style-name="T1">S</text:span>intomas da dengue hemorrágica</text:p>
      <text:list text:style-name="L1">
        <text:list-item>
          <text:p text:style-name="P2">Dores abdominais fortes e contínuas;</text:p>
        </text:list-item>
        <text:list-item>
          <text:p text:style-name="P2">Vômitos persistentes;</text:p>
        </text:list-item>
        <text:list-item>
          <text:p text:style-name="P2">Pele pálida, fria e úmida;</text:p>
        </text:list-item>
        <text:list-item>
          <text:p text:style-name="P2">Sangramento pelo nariz ou boca<text:note text:id="ftn0" text:note-class="footnote"><text:note-citation>1</text:note-citation><text:note-body><text:p text:style-name="P5">Sangramento pode aparecer nos lábios, gengivas ou na mucosa da boca</text:p></text:note-body></text:note>;</text:p>
        </text:list-item>
        <text:list-item>
          <text:p text:style-name="P2">Manchas vermelhas na pele.</text:p>
        </text:list-item>
      </text:list>
      <text:p text:style-name="P1"/>
      <text:p text:style-name="P1"/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/>
      <text:p text:style-name="P7"><text:soft-page-break/><text:span text:style-name="T4">Hino do Vasco</text:span></text:p>
      <text:p text:style-name="P6"/>
      <text:p text:style-name="P1"/>
      <text:section text:style-name="Sect1" text:name="Seção1">
        <text:p text:style-name="P1">Vamos todos cantar de coração</text:p>
        <text:p text:style-name="P1">A Cruz de Malta é o meu pendão</text:p>
        <text:p text:style-name="P1">Tu tens o nome do heroico português</text:p>
        <text:p text:style-name="P1">Vasco da Gama, a tua fama assim se fez</text:p>
        <text:p text:style-name="P1">Tua imensa torcida é bem feliz</text:p>
        <text:p text:style-name="P1">Norte-sul, Norte-sul deste Brasil</text:p>
        <text:p text:style-name="P1">Tua estrela, na terra a brilhar</text:p>
        <text:p text:style-name="P1">Ilumina o mar</text:p>
        <text:p text:style-name="P1">No atletismo, és um braço</text:p>
        <text:p text:style-name="P1">No remo, és imortal</text:p>
        <text:p text:style-name="P1">No futebol, és um traço</text:p>
        <text:p text:style-name="P1">De união Brasil-Portugal</text:p>
        <text:p text:style-name="P1">No atletismo, és um braço</text:p>
        <text:p text:style-name="P1">No remo, és imortal</text:p>
        <text:p text:style-name="P1">No futebol, és um traço</text:p>
        <text:p text:style-name="P1">De união Brasil-Portugal</text:p>
        <text:p text:style-name="P1">Vamos todos cantar de coração</text:p>
        <text:p text:style-name="P1">A Cruz de Malta é o meu pendão!</text:p>
        <text:p text:style-name="P1">Tu tens o nome do heroico português</text:p>
        <text:p text:style-name="P1">Vasco da Gama, a tua fama assim se fez</text:p>
        <text:p text:style-name="P1">Tua imensa torcida é bem feliz</text:p>
        <text:p text:style-name="P1">Norte-sul, Norte-sul deste país</text:p>
        <text:p text:style-name="P1">Tua estrela, na terra a brilhar</text:p>
        <text:p text:style-name="P1">Ilumina o mar</text:p>
        <text:p text:style-name="P1">No atletismo, és um braço</text:p>
        <text:p text:style-name="P1">No remo, és imortal</text:p>
        <text:p text:style-name="P1">No futebol, és um traço</text:p>
        <text:p text:style-name="P1">De união Brasil-Portugal</text:p>
        <text:p text:style-name="P1">No atletismo, és um braço</text:p>
        <text:p text:style-name="P1">No remo, és imortal</text:p>
        <text:p text:style-name="P1">No futebol, és um traço</text:p>
        <text:p text:style-name="P1">De união Brasil-Portugal</text:p>
      </text:section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51:22.628348822</dc:date>
    <meta:editing-duration>PT59M10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2" meta:paragraph-count="47" meta:word-count="238" meta:character-count="1258" meta:non-whitespace-character-count="1066"/>
  </office:meta>
</office:document-meta>
</file>